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text-underline-style="solid" style:text-underline-type="double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Normal" style:list-style-name="L2"/>
    <style:style style:name="P3" style:family="paragraph" style:parent-style-name="Normal" style:list-style-name="L4"/>
    <style:style style:name="P4" style:family="paragraph" style:parent-style-name="Paragraphe_20_de_20_liste" style:list-style-name="L1"/>
    <style:style style:name="P5" style:family="paragraph" style:parent-style-name="Sans_20_interligne" style:list-style-name="L3"/>
    <style:style style:name="T1" style:family="text">
      <style:text-properties style:font-name="Wingdings" style:font-name-asian="Wingdings" style:font-name-complex="Wingdings"/>
    </style:style>
    <text:list-style style:name="L1">
      <text:list-level-style-bullet text:level="1" text:style-name="WW_5f_CharLFO1LVL1" text:bullet-char="-">
        <style:list-level-properties text:space-before="0.635cm" text:min-label-width="0.635cm"/>
        <style:text-properties style:font-name="Calibri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aintes de développement : </text:p>
      <text:list xml:id="list1555238525" text:style-name="L1">
        <text:list-item>
          <text:p text:style-name="P4">Lorsqu’un prof modifie ses informations, les modifications sont répercutées sur l’annuaire des professeurs, si besoin.</text:p>
        </text:list-item>
        <text:list-item>
          <text:p text:style-name="P4">Partage de docs <text:span text:style-name="Police_20_par_20_défaut"><text:span text:style-name="T1"></text:span></text:span> Documents uniquement + un message « titre » seulement.</text:p>
        </text:list-item>
        <text:list-item>
          <text:p text:style-name="P4">Messages Privés <text:span text:style-name="Police_20_par_20_défaut"><text:span text:style-name="T1"></text:span></text:span> Pièces Jointes + Titre + message (tout optionnel).</text:p>
        </text:list-item>
        <text:list-item>
          <text:p text:style-name="P4">Forum <text:span text:style-name="Police_20_par_20_défaut"><text:span text:style-name="T1"></text:span></text:span> Avec pièces jointes ou non (à revoir).</text:p>
        </text:list-item>
        <text:list-item>
          <text:p text:style-name="P4">On considère que tous les profs DOIVENT entrer les absences de leurs cours.</text:p>
        </text:list-item>
        <text:list-item>
          <text:p text:style-name="P4">Seul(e) le(la) responsable de promotion peut entrer les justificatifs d’absences. </text:p>
        </text:list-item>
      </text:list>
      <text:p text:style-name="Normal">CU à part</text:p>
      <text:list xml:id="list1643117030" text:style-name="L2">
        <text:list-item>
          <text:p text:style-name="P2">Fonction recherche (par type ou par nom de documents).</text:p>
        </text:list-item>
      </text:list>
      <text:list xml:id="list1536229185" text:style-name="L3">
        <text:list-item>
          <text:p text:style-name="P5">Affichage d’un plan du bâtiment, si possible, un peu interactif (faisable avec hover)(Afficher l’emploi du temps de la salle sélectionnée).</text:p>
        </text:list-item>
      </text:list>
      <text:list xml:id="list363505462" text:style-name="L4">
        <text:list-item>
          <text:p text:style-name="P3">Affichage des coefficients de chaque matière dans un tableau récapitulatif.</text:p>
        </text:list-item>
        <text:list-item>
          <text:p text:style-name="P3">Couleur des rubriques du menu en fonction des droits d'accès aux fichiers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Sans_20_interligne" style:display-name="Sans interligne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Calibri" style:font-name-asian="Calibri" style:font-name-complex="Calibri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PJ</meta:initial-creator>
    <meta:creation-date>2011-11-03T14:33:00Z</meta:creation-date>
    <dc:date>2011-11-03T15:41:53</dc:date>
    <meta:print-date>2011-11-03T14:33:00Z</meta:print-date>
    <meta:editing-cycles>5</meta:editing-cycles>
    <meta:editing-duration>PT1M34S</meta:editing-duration>
    <meta:document-statistic meta:table-count="0" meta:image-count="0" meta:object-count="0" meta:page-count="1" meta:paragraph-count="12" meta:word-count="139" meta:character-count="852"/>
    <meta:template xlink:type="simple" xlink:actuate="onRequest" xlink:title="" xlink:href="Normal.dotm"/>
  </office:meta>
</office:document-meta>
</file>